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style style:name="T1" style:family="table-row">
      <style:table-row-properties fo:keep-together="auto"/>
    </style:style>
    <style:style style:name="T2" style:family="table-row">
      <style:table-row-properties fo:keep-together="always"/>
    </style:style>
    <style:style style:name="Table1.A1" style:family="table-cell">
      <style:table-cell-properties fo:border="0.0007in solid #000000"/>
    </style:style>
  </office:automatic-styles>
  <office:body>
    <office:text>
      <text:p/>
      <text:p/>
      <text:p/>
      <text:p/>
      <text:p/>
      <text:p/>
      <text:p/>
      <text:p/>
      <text:p/>
      <text:p/>
      <text:p/>
      <text:p/>
      <text:p/>
      <text:p/>
      <text:p/>
      <text:p/>
      <text:p/>
      <text:p/>
      <text:p/>
      <text:p/>
      <text:p/>
      <text:p/>
      <text:p/>
      <text:p/>
      <text:p/>
      <text:p/>
      <text:p/>
      <text:p/>
      <text:p/>
      <text:p/>
      <text:p/>
      <text:p/>
      <text:p/>
      <text:p/>
      <text:p/>
      <text:p/>
      <text:p/>
      <text:p/>
      <text:p/>
      <text:p/>
      <text:p/>
      <text:p/>
      <text:p/>
      <text:p>this is an example of table where breaks are allowed in the cell.</text:p>
      <table:table table:name="Table1">
        <table:table-column table:number-columns-repeated="3"/>
        <table:table-row table:number-rows-repeated="3" table:style-name="T1" table:default-cell-style-name="Table1.A1">
          <table:table-cell>
            <text:p>the contents in this row will be separated into two pages. the contents in this row will be separated into two pages. the contents in this row will be separated into two pages. the contents in this row will be separated into two pages. </text:p>
          </table:table-cell>
          <table:table-cell>
            <text:p/>
          </table:table-cell>
          <table:table-cell>
            <text:p/>
          </table:table-cell>
        </table:table-row>
      </table:table>
      <text:p/>
      <text:p/>
      <text:p/>
      <text:p/>
      <text:p/>
      <text:p/>
      <text:p/>
      <text:p/>
      <text:p/>
      <text:p/>
      <text:p/>
      <text:p/>
      <text:p/>
      <text:p/>
      <text:p/>
      <text:p/>
      <text:p/>
      <text:p/>
      <text:p/>
      <text:p/>
      <text:p/>
      <text:p/>
      <text:p/>
      <text:p/>
      <text:p/>
      <text:p/>
      <text:p/>
      <text:p/>
      <text:p/>
      <text:p/>
      <text:p/>
      <text:p/>
      <text:p/>
      <text:p/>
      <text:p/>
      <text:p/>
      <text:p/>
      <text:p/>
      <text:p/>
      <text:p>this is an example of table where the contents of a table cell should be kept together on the same page or column.</text:p>
      <table:table table:name="Table1">
        <table:table-column table:number-columns-repeated="3"/>
        <table:table-row table:number-rows-repeated="3" table:style-name="T2" table:default-cell-style-name="Table1.A1">
          <table:table-cell>
            <text:p>the contents in this row will not be separated into two pages. the contents in this row will not be separated into two pages. the contents in this row will not be separated into two pages. the contents in this row will not be separated into two pages. </text:p>
          </table:table-cell>
          <table:table-cell>
            <text:p/>
          </table:table-cell>
          <table:table-cell>
            <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page-layout style:name="PageLayout-1">
      <style:page-layout-properties fo:page-width="8.26in" fo:page-height="11.69in" fo:margin-top="1.0in" fo:margin-bottom="1.0in" fo:margin-left="1.0in" fo:margin-right="1.0in" style:print-orientation="portrait"/>
    </style:page-layout>
  </office:automatic-styles>
  <office:master-styles>
    <style:master-page style:name="Standard" style:page-layout-name="PageLayout-1">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version="1.0">
  <office:meta>
    <meta:generator>
            User-Agent: Manual/1.0
        </meta:generator>
    <dc:title>Meta Test Document</dc:title>
    <dc:description>Copyright (C) 2006 Intel Corporation.</dc:description>
    <dc:subject>Subject of the document</dc:subject>
    <dc:creator>Yi Luo</dc:creator>
    <dc:date>2006-03-01T11:34:56</dc:date>
    <meta:initial-creator>Majid Khan</meta:initial-creator>
    <meta:creation-date>2005-12-19T12:50:56</meta:creation-date>
    <meta:printed-by>Yi Luo</meta:printed-by>
    <meta:print-date>2006-03-01T11:34:56</meta:print-date>
    <meta:editing-duration>PT0H10M10S</meta:editing-duration>
    <meta:keyword>First keyword</meta:keyword>
    <meta:keyword>Second keyword</meta:keyword>
    <meta:keyword>Third keyword</meta:keyword>
    <dc:language>en-US</dc:language>
    <meta:editing-cycles>1</meta:editing-cycles>
    <meta:editing-duration>PT19S</meta:editing-duration>
    <meta:document-statistic meta:table-count="0" meta:image-count="0" meta:object-count="0" meta:page-count="1" meta:paragraph-count="1" meta:word-count="12" meta:character-count="69"/>
  </office:meta>
</office:document-meta>
</file>